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394e2" officeooo:paragraph-rsid="001394e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6599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30d582" officeooo:paragraph-rsid="0030d582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331478" officeooo:paragraph-rsid="00331478" style:font-weight-asian="normal" style:font-weight-complex="normal"/>
    </style:style>
    <style:style style:name="P8" style:family="paragraph" style:parent-style-name="Standard">
      <style:text-properties officeooo:rsid="00125343" officeooo:paragraph-rsid="00125343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paragraph-rsid="002a90fe"/>
    </style:style>
    <style:style style:name="P11" style:family="paragraph" style:parent-style-name="Standard">
      <style:paragraph-properties fo:text-align="start" style:justify-single-word="false"/>
      <style:text-properties officeooo:paragraph-rsid="002b39e0"/>
    </style:style>
    <style:style style:name="P12" style:family="paragraph" style:parent-style-name="Standard">
      <style:paragraph-properties fo:text-align="start" style:justify-single-word="false"/>
      <style:text-properties fo:language="ro" fo:country="RO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officeooo:rsid="002a90fe" officeooo:paragraph-rsid="002a90fe"/>
    </style:style>
    <style:style style:name="P15" style:family="paragraph" style:parent-style-name="Standard">
      <style:paragraph-properties fo:text-align="start" style:justify-single-word="false"/>
      <style:text-properties officeooo:rsid="002b39e0" officeooo:paragraph-rsid="002b39e0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paragraph-rsid="002b39e0" style:font-size-asian="12pt" style:font-weight-asian="normal" style:font-size-complex="12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1.3118in" style:auto-text-indent="false" style:page-number="auto" fo:background-color="transparent"/>
      <style:text-properties fo:language="ro" fo:country="RO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1.3118in" style:auto-text-indent="false" fo:background-color="transparent"/>
      <style:text-properties fo:language="ro" fo:country="RO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language="ro" fo:country="RO"/>
    </style:style>
    <style:style style:name="P20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1.25in" style:auto-text-indent="false" style:page-number="auto" fo:background-color="transparent"/>
      <style:text-properties fo:language="ro" fo:country="RO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1.25in" style:auto-text-indent="false" fo:background-color="transparent"/>
      <style:text-properties fo:language="ro" fo:country="RO"/>
    </style:style>
    <style:style style:name="P22" style:family="paragraph" style:parent-style-name="Table_20_Contents">
      <style:paragraph-properties fo:text-align="center" style:justify-single-word="false"/>
      <style:text-properties officeooo:rsid="00306a60" officeooo:paragraph-rsid="00306a60"/>
    </style:style>
    <style:style style:name="P23" style:family="paragraph" style:parent-style-name="Standard">
      <style:paragraph-properties fo:text-align="start" style:justify-single-word="false"/>
      <style:text-properties fo:language="ro" fo:country="RO"/>
    </style:style>
    <style:style style:name="P24" style:family="paragraph" style:parent-style-name="Standard">
      <style:paragraph-properties fo:text-align="center" style:justify-single-word="false"/>
      <style:text-properties style:font-name="serif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 style:list-style-name="L2">
      <style:paragraph-properties fo:text-align="start" style:justify-single-word="false"/>
    </style:style>
    <style:style style:name="P2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paragraph-rsid="003641ba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3641ba" officeooo:paragraph-rsid="003af85d" style:font-weight-asian="normal" style:font-weight-complex="normal"/>
    </style:style>
    <style:style style:name="P31" style:family="paragraph" style:parent-style-name="Text_20_body" style:list-style-name="L4"/>
    <style:style style:name="P32" style:family="paragraph" style:parent-style-name="Text_20_body" style:list-style-name="L3">
      <style:paragraph-properties fo:margin-top="0in" fo:margin-bottom="0in" loext:contextual-spacing="false"/>
    </style:style>
    <style:style style:name="P33" style:family="paragraph" style:parent-style-name="Preformatted_20_Text" style:list-style-name="L1">
      <style:paragraph-properties fo:text-align="start" style:justify-single-word="false"/>
    </style:style>
    <style:style style:name="T1" style:family="text">
      <style:text-properties officeooo:rsid="001563a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599a" style:font-weight-asian="normal" style:font-weight-complex="normal"/>
    </style:style>
    <style:style style:name="T4" style:family="text">
      <style:text-properties fo:font-weight="normal" officeooo:rsid="0027671b" style:font-weight-asian="normal" style:font-weight-complex="normal"/>
    </style:style>
    <style:style style:name="T5" style:family="text">
      <style:text-properties fo:font-weight="normal" officeooo:rsid="002b39e0" style:font-weight-asian="normal" style:font-weight-complex="normal"/>
    </style:style>
    <style:style style:name="T6" style:family="text">
      <style:text-properties fo:font-weight="normal" officeooo:rsid="00343a36" style:font-weight-asian="normal" style:font-weight-complex="normal"/>
    </style:style>
    <style:style style:name="T7" style:family="text">
      <style:text-properties officeooo:rsid="0017ea57"/>
    </style:style>
    <style:style style:name="T8" style:family="text">
      <style:text-properties fo:language="ro" fo:country="RO"/>
    </style:style>
    <style:style style:name="T9" style:family="text">
      <style:text-properties fo:language="ro" fo:country="RO" officeooo:rsid="00238c7b"/>
    </style:style>
    <style:style style:name="T10" style:family="text">
      <style:text-properties officeooo:rsid="001caa8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b39e0" style:font-weight-asian="bold" style:font-weight-complex="bold"/>
    </style:style>
    <style:style style:name="T13" style:family="text">
      <style:text-properties officeooo:rsid="0025ed8d"/>
    </style:style>
    <style:style style:name="T14" style:family="text">
      <style:text-properties style:font-name="serif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serif" fo:font-size="12pt" fo:font-weight="normal" officeooo:rsid="002a90fe" style:font-size-asian="12pt" style:font-weight-asian="normal" style:font-size-complex="12pt" style:font-weight-complex="normal"/>
    </style:style>
    <style:style style:name="T16" style:family="text">
      <style:text-properties style:font-name="serif" fo:font-size="10pt" style:font-size-asian="10pt" style:font-size-complex="10pt"/>
    </style:style>
    <style:style style:name="T17" style:family="text">
      <style:text-properties style:font-name="serif" fo:font-size="10pt" officeooo:rsid="0027671b" style:font-size-asian="10pt" style:font-size-complex="10pt"/>
    </style:style>
    <style:style style:name="T18" style:family="text">
      <style:text-properties style:font-name="serif" fo:font-size="10pt" officeooo:rsid="002771b2" style:font-size-asian="10pt" style:font-size-complex="10pt"/>
    </style:style>
    <style:style style:name="T19" style:family="text">
      <style:text-properties style:font-name="serif" fo:font-size="10pt" fo:font-weight="normal" style:font-size-asian="10pt" style:font-weight-asian="normal" style:font-size-complex="10pt" style:font-weight-complex="normal"/>
    </style:style>
    <style:style style:name="T20" style:family="text">
      <style:text-properties style:font-name="sans-serif" officeooo:rsid="002cab0e"/>
    </style:style>
    <style:style style:name="T21" style:family="text">
      <style:text-properties style:font-name="sans-serif" fo:font-size="11pt" style:font-size-asian="11pt" style:font-size-complex="11pt"/>
    </style:style>
    <style:style style:name="T22" style:family="text">
      <style:text-properties style:font-name="sans-serif" fo:font-size="11pt" officeooo:rsid="002cab0e" style:font-size-asian="11pt" style:font-size-complex="11pt"/>
    </style:style>
    <style:style style:name="T23" style:family="text">
      <style:text-properties officeooo:rsid="0032a63b"/>
    </style:style>
    <style:style style:name="T24" style:family="text">
      <style:text-properties officeooo:rsid="003946a5"/>
    </style:style>
    <style:style style:name="T25" style:family="text">
      <style:text-properties officeooo:rsid="003af85d"/>
    </style:style>
    <style:style style:name="T26" style:family="text">
      <style:text-properties officeooo:rsid="003ca5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m este formatat corpul unei cereri HTTP pentru o cerere HTTP de tip POST ?</text:p>
      <text:p text:style-name="P3"><text:tab/><text:tab/>POST /test/demo_form.php HTTP/1.1<text:line-break/><text:tab/><text:tab/>Host: w3schools.com<text:line-break/><text:tab/><text:tab/>name1=value1&amp;name2=value2</text:p>
      <text:p text:style-name="P3"/>
      <text:p text:style-name="P1">De unde știe un client HTTP ce tip de conținut trimite serverul HTTP ?</text:p>
      <text:p text:style-name="P8"><text:tab/>In raspunsul serverului gasim Content-Type=Tipul_Continutului</text:p>
      <text:p text:style-name="P8"/>
      <text:p text:style-name="P1">Cum decide un client dacă ar trebui să aibă încredere în certificatul unui server?</text:p>
      <text:p text:style-name="P4">Prin verificarea certificatului <text:span text:style-name="T1">SSL</text:span></text:p>
      <text:p text:style-name="P4"/>
      <text:p text:style-name="P1">Care este problema principală cu certificatele autosemnate?</text:p>
      <text:p text:style-name="P2"><text:span text:style-name="T3"><text:tab/>B</text:span><text:span text:style-name="T2">rowserele vor avertiza utilizatorii cu privire la autenticitatea serverului pe care incearca sa se conectez</text:span><text:span text:style-name="T3">e, iar pentru volum mare de date si <text:s/>date sensibile (datele cardului bancar) este recomandat de procurat un certificat autorizat.</text:span></text:p>
      <text:p text:style-name="P5"/>
      <text:p text:style-name="P1">Conexiunea persistentă HTTP – care sunt principalele beneficii ?</text:p>
      <text:p text:style-name="P3"><text:tab/><text:span text:style-name="T7">Procesorul este mai putin incarcat, de asemenea si consumul de memorie.</text:span></text:p>
      <text:p text:style-name="P3"><text:tab/><text:span text:style-name="T7">Se poate de utilizat HTTP pipelining.</text:span></text:p>
      <text:p text:style-name="P3"><text:tab/><text:span text:style-name="T7">Micsoreaza posibilitatea de supraincarcare a retelei.</text:span></text:p>
      <text:p text:style-name="P3"><text:tab/><text:span text:style-name="T7">Nu trebuie de creat <text:s/>o conexiune noua.</text:span></text:p>
      <text:p text:style-name="P3"><text:tab/><text:span text:style-name="T7">Erorile HTTP se itroc fara icheirea conexiunii.</text:span></text:p>
      <text:p text:style-name="P3"/>
      <text:p text:style-name="P1">Ce este negocierea conținutului în HTTP și cum are loc ?</text:p>
      <text:p text:style-name="P9"><text:span text:style-name="T2"><text:tab/></text:span><text:span text:style-name="T8">Dacă un client nu are cunoștințe despre suportul unui server pentru HTTP / 2.0, acesta începe cu HTTP / 1.1 și încearcă o actualizare la HTTP / 2.0 după cum urmează:</text:span></text:p>
      <text:p text:style-name="P12"><text:tab/><text:tab/><text:tab/> <text:s/>GET /default.htm HTTP/1.1</text:p>
      <text:p text:style-name="P12"><text:s text:c="4"/><text:tab/><text:tab/><text:tab/> <text:s/>Host: server.example.com</text:p>
      <text:p text:style-name="P12"><text:s text:c="5"/><text:tab/><text:tab/><text:tab/> <text:s/>Connection: Upgrade</text:p>
      <text:p text:style-name="P12"><text:s text:c="5"/><text:tab/><text:tab/><text:tab/> <text:s/>Upgrade: HTTP/2.0</text:p>
      <text:p text:style-name="P12"><text:tab/>Dacă serverul nu acceptă noul protocol, acesta va răspunde pur și simplu clientului folosind HTTP / 1.1:</text:p>
      <text:p text:style-name="P17"><text:s text:c="5"/>HTTP/1.1 200 OK</text:p>
      <text:p text:style-name="P18"><text:s text:c="5"/>Content-length: 243</text:p>
      <text:p text:style-name="P18"><text:s text:c="5"/>Content-type: text/html</text:p>
      <text:p text:style-name="P18"><text:s text:c="5"/>...</text:p>
      <text:p text:style-name="P19"><text:tab/>Dacă serverul trece la noul protocol, acesta va semnaliza printr-un răspuns 101. Serverul trece la HTTP / 2.0 imediat după linia goală care încheie răspunsul 101 [I-D.ietf-httpbis-p2-semantics].</text:p>
      <text:p text:style-name="P20"><text:s text:c="5"/>HTTP/1.1 101 Switching Protocols</text:p>
      <text:p text:style-name="P21"><text:s text:c="5"/>Connection: Upgrade</text:p>
      <text:p text:style-name="P21"><text:s text:c="5"/>Upgrade: HTTP/2.0</text:p>
      <text:p text:style-name="P21"/>
      <text:p text:style-name="P21"><text:s text:c="5"/>[ HTTP/2.0 frame ]</text:p>
      <text:p text:style-name="P21"/>
      <text:p text:style-name="P1">Care sunt tipurile de negociere a conținutului HTTP ?</text:p>
      <text:list xml:id="list748111868" text:style-name="L1">
        <text:list-item>
          <text:p text:style-name="P33"><text:span text:style-name="T10">A</text:span>bbreviated handshake</text:p>
        </text:list-item>
        <text:list-item>
          <text:p text:style-name="P33"><text:span text:style-name="T10">A</text:span> full handshake</text:p>
          <text:p text:style-name="P33"/>
        </text:list-item>
      </text:list>
      <text:p text:style-name="P1">Ce este un ETag în HTTP și cum funcționează ?</text:p>
      <text:p text:style-name="P9"><text:soft-page-break/><text:span text:style-name="T11"><text:tab/></text:span><text:span text:style-name="T8">Antetul de răspuns HTTP ETag este un identificator pentru o versiune specifică a unei resurse. Acesta permite </text:span><text:span text:style-name="T9">la cache</text:span><text:span text:style-name="T8"> să fie mai eficient și să economisească lățimea de bandă, deoarece un server web nu trebuie să retrimită un răspuns complet dacă conținutul nu s-a schimbat. În plus, etagurile ajută la prevenirea actualizărilor simultane ale unei resurse </text:span><text:span text:style-name="T9">și evita</text:span><text:span text:style-name="T8"> suprascrie</text:span><text:span text:style-name="T9">rea</text:span><text:span text:style-name="T8"> reciproc</text:span><text:span text:style-name="T9">a</text:span><text:span text:style-name="T8"> ("mid-air collisions").</text:span></text:p>
      <text:p text:style-name="P12"/>
      <text:p text:style-name="P1">Diferența dintre protocoalele fără stare și cele cu stare. Cărui tip îi aparține HTTP ?</text:p>
      <text:p text:style-name="P3"><text:tab/><text:span text:style-name="T13">HTTP este un protocol cu stare.</text:span></text:p>
      <text:p text:style-name="P13"><text:span text:style-name="T2"><text:tab/></text:span><text:span text:style-name="T4">Protocoalele cu stare se mai numesc si </text:span><text:span text:style-name="T16">link-state routing algorithm, </text:span><text:span text:style-name="T17">sunt </text:span><text:span text:style-name="T16">protocoale cu preferarea drumului minim (SPF </text:span><text:span text:style-name="T17">shortest path first</text:span><text:span text:style-name="T16">),menţin o bază de date complexă a topologiei reţelei. Spre deosebire deprotocoalele </text:span><text:span text:style-name="T18">fara stare</text:span><text:span text:style-name="T16">, ele folosind starea legăturilor dezvoltă şi întreţin o cunoaştere completă a routerelor de reţea, ca şi a felului cum sunt interconectate </text:span><text:span text:style-name="T19">acestea.</text:span></text:p>
      <text:p text:style-name="P24"/>
      <text:p text:style-name="P1">Avantajele cheie ale HTTP/2 în comparație cu HTTP/1.1</text:p>
      <text:p text:style-name="P9"><text:span text:style-name="T11"><text:tab/></text:span>HTTP/2 crește considerabil viteza de încărcare a site-urilor pe desktop și pe telefoanele mobile, reduce consumul de trafic internet, oferă securitate sporită și alte facilități.</text:p>
      <text:p text:style-name="P9"/>
      <text:p text:style-name="P1">Ce este un tip MIME, din ce constă și pentru ce se folosește ?</text:p>
      <text:p text:style-name="P10"><text:span text:style-name="T15"><text:tab/>MIME este un stardat care indica natura si formatul documentului, fisierului sau colectiei de biti. Este definit si standardizat <text:s/></text:span><text:span text:style-name="T14">in IETF's </text:span><text:a xlink:type="simple" xlink:href="https://tools.ietf.org/html/rfc6838" text:style-name="Internet_20_link" text:visited-style-name="Visited_20_Internet_20_Link"><text:span text:style-name="T14">RFC 6838</text:span></text:a><text:span text:style-name="T14">.</text:span></text:p>
      <text:p text:style-name="P3"/>
      <text:p text:style-name="P1">Care este diferența dintre GET și POST ?</text:p>
      <text:p text:style-name="P14">GET este utilizat pentru expedierea informatiei catre server, POST este utilizat pentru preluarea datelor de la server.</text:p>
      <text:p text:style-name="P14"/>
      <text:p text:style-name="P1">Care este diferența dintre PUT și POST ?</text:p>
      <text:p text:style-name="P15"><text:tab/>PUT expediaza un mesaj sau un fisier catre un URI si daca este ocupat atunci este inlocuit cu informatia din PUT, altfel il creeaza, Metoda PUT nu este chach-uita. POST expediaza catre URI si asteapta ca acesta sa prelucreze cererea, apoi serverul prelucreaza datele, datele pot fi adaugate in cache.</text:p>
      <text:p text:style-name="P15"/>
      <text:p text:style-name="P1">Care sunt metodele idempotente în HTTP și care sunt scopul lor.</text:p>
      <text:p text:style-name="P11"><text:span text:style-name="T2"><text:tab/></text:span><text:span text:style-name="T5">M</text:span><text:span text:style-name="T2">etodele idempotente în HTTP <text:s/></text:span><text:span text:style-name="T5">sunt:</text:span><text:span text:style-name="T12"> </text:span>OPTIONS, GET, HEAD, PUT, DELETE.</text:p>
      <text:p text:style-name="P16"><text:span text:style-name="T20"><text:tab/></text:span><text:span text:style-name="T22">Mai multe c</text:span><text:span text:style-name="T21">ereri identice vor conduce la returnarea aceluiași răspuns (aceeași reprezentare)</text:span></text:p>
      <text:p text:style-name="P11"/>
      <text:p text:style-name="P1">Cum sunt identificate resursele în protocolul HTTP ?</text:p>
      <text:p text:style-name="P9"><text:span text:style-name="T2"><text:tab/></text:span>&lt;protocol&gt;://&lt;nume_DNS&gt;/&lt;nume_local&gt; </text:p>
      <text:list xml:id="list860848651" text:style-name="L2">
        <text:list-item>
          <text:p text:style-name="P26">protocol - este protocolul folosit (de cele mai multe ori http), </text:p>
        </text:list-item>
      </text:list>
      <text:list xml:id="list1432427804" text:style-name="L3">
        <text:list-item>
          <text:p text:style-name="P32">nume_DNS - este numele domeniului pe care se află resursa, </text:p>
        </text:list-item>
      </text:list>
      <text:list xml:id="list2290665759" text:style-name="L4">
        <text:list-item>
          <text:p text:style-name="P31">nume_local - este format din calea și numele resursei de pe discul local.</text:p>
        </text:list-item>
      </text:list>
      <text:p text:style-name="P9"/>
      <text:p text:style-name="P1">Care sunt metodele sigure și nesigure în HTTP ?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Sigure</text:p>
          </table:table-cell>
          <table:table-cell table:style-name="Table1.B1" office:value-type="string">
            <text:p text:style-name="P22">Nesigure</text:p>
          </table:table-cell>
        </table:table-row>
        <table:table-row>
          <table:table-cell table:style-name="Table1.A2" office:value-type="string">
            <text:p text:style-name="P22">GET</text:p>
            <text:p text:style-name="P22">HEAD</text:p>
          </table:table-cell>
          <table:table-cell table:style-name="Table1.B2" office:value-type="string">
            <text:p text:style-name="P22">POST</text:p>
            <text:p text:style-name="P22">PUT</text:p>
            <text:p text:style-name="P22">DELETE</text:p>
          </table:table-cell>
        </table:table-row>
      </table:table>
      <text:p text:style-name="P13"><text:soft-page-break/></text:p>
      <text:p text:style-name="P1">Pentru ce este nevoie de cURL ?</text:p>
      <text:p text:style-name="P6">Pentru <text:s/>a <text:span text:style-name="T23">efectua HTTP request-uri din consola, este de asemenea utilizat in ecipamente pentru automobile, rutere, televizoare</text:span></text:p>
      <text:p text:style-name="P3"><text:tab/></text:p>
      <text:p text:style-name="P1">Pentru ce este nevoie de HTTP Proxy?</text:p>
      <text:p text:style-name="P7"><text:tab/>Pentru a crea o punte intre client si server, astfel daca vom face apel catre un site, apelul v-a fi facut din numele serverului Proxy.</text:p>
      <text:p text:style-name="P7"/>
      <text:p text:style-name="P1">Diferența dintre autentificare și autorizare</text:p>
      <text:p text:style-name="P9"><text:span text:style-name="T2"><text:tab/></text:span><text:span text:style-name="T6">P</text:span><text:span text:style-name="Strong_20_Emphasis"><text:span text:style-name="T2">rincipala diferență</text:span></text:span><text:span text:style-name="T2"> între autentificare și autorizare este că </text:span><text:span text:style-name="Strong_20_Emphasis"><text:span text:style-name="T2">autentificarea este procesul de verificare a detaliilor unui utilizator pentru identificarea acestuia și acordarea accesului la sistem, în timp ce autorizarea este procesul de verificare a privilegiilor sau permisiunilor utilizatorului autentificat pentru a accesa resursele sistemului.</text:span></text:span></text:p>
      <text:p text:style-name="P3"/>
      <text:p text:style-name="P1">Care sunt metodele de autentificare HTTP ?</text:p>
      <text:p text:style-name="P30"><text:tab/>Autentificare simpla<text:span text:style-name="T25">(Basic authentification),</text:span> <text:span text:style-name="T25">HTTP SSL Certificate Mapping, </text:span>autentificare prin proxy, <text:s/><text:span text:style-name="T26">HTTP NTLMSSP Authentification, HTTP GSS-API/SSPI authentification using SPENGO and Kerberos</text:span></text:p>
      <text:p text:style-name="P29"/>
      <text:p text:style-name="P1">HTTP cookies – pentru ce se folosește ?</text:p>
      <text:p text:style-name="P9"><text:span text:style-name="T24"><text:tab/>C</text:span>u ajutorul <text:span text:style-name="T24">cookies</text:span> serverul reține faptul că utilizatorul s-a autentificat, și îi va permite acțiuni specifice celor autentificați, <text:span text:style-name="T24">de asemena cookies ajuta la setarea preferintelor utilizatorului si pastrarea acestora dupa finisarea sesiuni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5:23:53.160567344</meta:creation-date>
    <dc:date>2020-05-08T11:05:55.366134101</dc:date>
    <meta:editing-duration>PT20H30M32S</meta:editing-duration>
    <meta:editing-cycles>10</meta:editing-cycles>
    <meta:generator>LibreOffice/6.0.7.3$Linux_X86_64 LibreOffice_project/00m0$Build-3</meta:generator>
    <meta:document-statistic meta:table-count="1" meta:image-count="0" meta:object-count="0" meta:page-count="3" meta:paragraph-count="73" meta:word-count="842" meta:character-count="5687" meta:non-whitespace-character-count="4807"/>
  </office:meta>
</office:document-meta>
</file>